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  <style:text-properties fo:color="#000080"/>
    </style:style>
    <style:style style:name="P3" style:family="paragraph" style:parent-style-name="Method_20_Body">
      <style:paragraph-properties fo:margin-left="0cm" fo:margin-right="0cm" fo:text-indent="0cm" style:auto-text-indent="false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5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6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7" style:family="paragraph" style:parent-style-name="Method_20_Code_20_Listing">
      <style:text-properties fo:color="#000080"/>
    </style:style>
    <style:style style:name="P8" style:family="paragraph" style:parent-style-name="Code_20_Listing">
      <style:text-properties fo:color="#000080"/>
    </style:style>
    <style:style style:name="P9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0" style:family="paragraph" style:parent-style-name="Method_20_Table_20_Description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2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Criteria_20_Body" style:list-style-name="L1"/>
    <style:style style:name="P16" style:family="paragraph" style:parent-style-name="Coding_20_Title">
      <style:paragraph-properties fo:break-before="page"/>
    </style:style>
    <style:style style:name="P17" style:family="paragraph" style:parent-style-name="Method_20_Title">
      <style:paragraph-properties fo:break-before="page"/>
    </style:style>
    <style:style style:name="P18" style:family="paragraph" style:parent-style-name="Method_20_Code_20_Listing">
      <style:text-properties fo:color="#000080"/>
    </style:style>
    <style:style style:name="P19" style:family="paragraph" style:parent-style-name="Method_20_Indent">
      <style:paragraph-properties fo:margin-left="0cm" fo:margin-right="0cm" fo:text-indent="0cm" style:auto-text-indent="false"/>
    </style:style>
    <style:style style:name="P2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1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Method_20_Listing_20_Title">
      <style:paragraph-properties fo:break-before="page"/>
    </style:style>
    <style:style style:name="P23" style:family="paragraph" style:parent-style-name="Standard" style:list-style-name="L1"/>
    <style:style style:name="T1" style:family="text">
      <style:text-properties style:font-name-asian="Monospace" style:font-name-complex="Monospac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80"/>
    </style:style>
    <style:style style:name="T8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8200" style:font-name="Monospace" fo:font-size="10pt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tream\Factory</text:h>
      <text:p text:style-name="Class_20_Description"/>
      <text:p text:style-name="Class_20_Description">The <text:span text:style-name="Class_20_Variables">Stream\Factory</text:span> provides a class factory to instantiate the selected stream adapter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Stream\Factory</text:span> class are:</text:p>
      <text:p text:style-name="Criteria_20_Body"/>
      <text:list xml:id="list166350388" text:style-name="L1">
        <text:list-item>
          <text:p text:style-name="P15">The <text:span text:style-name="Class_20_Variables">Stream\Factory</text:span> class contains static and class methods;</text:p>
        </text:list-item>
        <text:list-item>
          <text:p text:style-name="P23">The <text:span text:style-name="Class_20_Variables">Stream\Factory</text:span> class is accessed using static method calls;</text:p>
        </text:list-item>
        <text:list-item>
          <text:p text:style-name="P15">The <text:span text:style-name="Class_20_Variables">Stream\Factory</text:span> class extends the <text:span text:style-name="Class_20_Variables">Factory</text:span> base class and exposes the variables and methods;</text:p>
        </text:list-item>
        <text:list-item>
          <text:p text:style-name="P23">The <text:span text:style-name="Class_20_Variables">Factory </text:span>class extends the <text:span text:style-name="Class_20_Variables">Factory\InstantiateClass</text:span> and exposes the inherited variables and methods.</text:p>
        </text:list-item>
      </text:list>
      <text:p text:style-name="Standard"/>
      <text:p text:style-name="Standard"/>
      <text:h text:style-name="P22" text:outline-level="4">Class Properties</text:h>
      <text:h text:style-name="Criteria_20_Title" text:outline-level="2"/>
      <text:p text:style-name="Method_20_Body">The <text:span text:style-name="Class_20_Variables">Stream\Factory</text:span> class defines the following class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1">Properties</text:p>
          </table:table-cell>
          <table:table-cell table:style-name="MethodTable.B1" office:value-type="string">
            <text:p text:style-name="P11">Description</text:p>
          </table:table-cell>
        </table:table-row>
        <table:table-row>
          <table:table-cell table:style-name="MethodTable.A2" office:value-type="string">
            <text:p text:style-name="P12">$newClasses</text:p>
          </table:table-cell>
          <table:table-cell table:style-name="MethodTable.B2" office:value-type="string">
            <text:p text:style-name="P3">An array containing class name look-up table.</text:p>
          </table:table-cell>
        </table:table-row>
        <table:table-row>
          <table:table-cell table:style-name="MethodTable.A2" office:value-type="string">
            <text:p text:style-name="P12">$valid</text:p>
          </table:table-cell>
          <table:table-cell table:style-name="MethodTable.B2" office:value-type="string">
            <text:p text:style-name="P5">Validity flag.</text:p>
          </table:table-cell>
        </table:table-row>
      </table:table>
      <text:h text:style-name="Method_20_Listing_20_Title" text:outline-level="4"/>
      <text:h text:style-name="Method_20_Listing_20_Title" text:outline-level="4">Static Class Properties</text:h>
      <text:h text:style-name="Criteria_20_Title" text:outline-level="2"/>
      <text:p text:style-name="Method_20_Body">The <text:span text:style-name="Class_20_Variables">Stream\Factory</text:span> class defines the following static class property (variable)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roperties</text:p>
          </table:table-cell>
          <table:table-cell table:style-name="Table1.B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2">$me</text:p>
          </table:table-cell>
          <table:table-cell table:style-name="Table1.B2" office:value-type="string">
            <text:p text:style-name="P3">Contains a copy of the class instance object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Stream\Factory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Method</text:p>
          </table:table-cell>
          <table:table-cell table:style-name="Table3.B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13"><text:a xlink:type="simple" xlink:href="#construct"><text:span text:style-name="T2">__construct</text:span></text:a></text:p>
          </table:table-cell>
          <table:table-cell table:style-name="Table3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14"><text:a xlink:type="simple" xlink:href="#isValid">isValid</text:a></text:p>
          </table:table-cell>
          <table:table-cell table:style-name="Table3.B2" office:value-type="string">
            <text:p text:style-name="Method_20_Table_20_Description">Query the validity flag.</text:p>
          </table:table-cell>
        </table:table-row>
      </table:table>
      <text:p text:style-name="Standard"/>
      <text:p text:style-name="Standard"/>
      <text:h text:style-name="Method_20_Listing_20_Title" text:outline-level="4">Static Class Methods</text:h>
      <text:p text:style-name="Method_20_Body"/>
      <text:p text:style-name="Method_20_Body">The <text:span text:style-name="Class_20_Variables">Stream\Factory</text:span> class defines the following <text:span text:style-name="T5">static</text:span> method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Method</text:p>
          </table:table-cell>
          <table:table-cell table:style-name="Table5.B1" office:value-type="string">
            <text:p text:style-name="P11">Description</text:p>
          </table:table-cell>
        </table:table-row>
        <table:table-row>
          <table:table-cell table:style-name="Table5.A2" office:value-type="string">
            <text:p text:style-name="P14"><text:a xlink:type="simple" xlink:href="#constructFactory">constructFactory</text:a></text:p>
          </table:table-cell>
          <table:table-cell table:style-name="Table5.B2" office:value-type="string">
            <text:p text:style-name="Method_20_Table_20_Description"><text:span text:style-name="T3">Create an instance of the class</text:span>.</text:p>
          </table:table-cell>
        </table:table-row>
        <table:table-row>
          <table:table-cell table:style-name="Table5.A2" office:value-type="string">
            <text:p text:style-name="P14"><text:a xlink:type="simple" xlink:href="#destructFactory">destructFactory</text:a></text:p>
          </table:table-cell>
          <table:table-cell table:style-name="Table5.B2" office:value-type="string">
            <text:p text:style-name="Method_20_Table_20_Description">Destroy the class instance.</text:p>
          </table:table-cell>
        </table:table-row>
        <table:table-row>
          <table:table-cell table:style-name="Table5.A2" office:value-type="string">
            <text:p text:style-name="P14"><text:a xlink:type="simple" xlink:href="#instantiateClass">instantiateClass</text:a></text:p>
          </table:table-cell>
          <table:table-cell table:style-name="Table5.B2" office:value-type="string">
            <text:p text:style-name="P3">Selects the proper class and instantiates it.</text:p>
          </table:table-cell>
        </table:table-row>
      </table:table>
      <text:h text:style-name="P22" text:outline-level="4">Inherited Class Properties</text:h>
      <text:p text:style-name="Method_20_Body"/>
      <text:p text:style-name="Method_20_Body">The <text:span text:style-name="Class_20_Variables">Stream\Factory</text:span> class extends the <text:span text:style-name="T4">Factory</text:span> class and exposes the following class variables (properties)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Properties</text:p>
          </table:table-cell>
          <table:table-cell table:style-name="Table4.B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12">$classes</text:p>
          </table:table-cell>
          <table:table-cell table:style-name="Table4.B2" office:value-type="string">
            <text:p text:style-name="P4"><text:span text:style-name="T1">Array containing the class key to class name mapping</text:span>.</text:p>
          </table:table-cell>
        </table:table-row>
        <table:table-row>
          <table:table-cell table:style-name="Table4.A2" office:value-type="string">
            <text:p text:style-name="P12">$key</text:p>
          </table:table-cell>
          <table:table-cell table:style-name="Table4.B2" office:value-type="string">
            <text:p text:style-name="P5">The key of the class (being) selected</text:p>
          </table:table-cell>
        </table:table-row>
        <table:table-row>
          <table:table-cell table:style-name="Table4.A2" office:value-type="string">
            <text:p text:style-name="P14">$className</text:p>
          </table:table-cell>
          <table:table-cell table:style-name="Table4.B2" office:value-type="string">
            <text:p text:style-name="P10">Name of the class</text:p>
          </table:table-cell>
        </table:table-row>
        <table:table-row>
          <table:table-cell table:style-name="Table4.A2" office:value-type="string">
            <text:p text:style-name="P14">$class</text:p>
          </table:table-cell>
          <table:table-cell table:style-name="Table4.B2" office:value-type="string">
            <text:p text:style-name="P10">Instantiated class object</text:p>
          </table:table-cell>
        </table:table-row>
      </table:table>
      <text:p text:style-name="Method_20_Body"/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Stream\Factory</text:span> class extends the <text:span text:style-name="Class_20_Variables">Factory</text:span> class and expose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Method</text:p>
          </table:table-cell>
          <table:table-cell table:style-name="Table2.B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3"><text:a xlink:type="simple" xlink:href="#construct"><text:span text:style-name="T2">__construct</text:span></text:a></text:p>
          </table:table-cell>
          <table:table-cell table:style-name="Table2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2.A2" office:value-type="string">
            <text:p text:style-name="P14"><text:a xlink:type="simple" xlink:href="#key">key</text:a></text:p>
          </table:table-cell>
          <table:table-cell table:style-name="Table2.B2" office:value-type="string">
            <text:p text:style-name="Method_20_Table_20_Description"><text:span text:style-name="T3">Get or set the key</text:span>.</text:p>
          </table:table-cell>
        </table:table-row>
        <table:table-row>
          <table:table-cell table:style-name="Table2.A2" office:value-type="string">
            <text:p text:style-name="P14"><text:a xlink:type="simple" xlink:href="#className">className</text:a></text:p>
          </table:table-cell>
          <table:table-cell table:style-name="Table2.B2" office:value-type="string">
            <text:p text:style-name="Method_20_Table_20_Description">Return the name of the class given the key.</text:p>
          </table:table-cell>
        </table:table-row>
        <table:table-row>
          <table:table-cell table:style-name="Table2.A2" office:value-type="string">
            <text:p text:style-name="P14"><text:a xlink:type="simple" xlink:href="#availableClasses">availableClasses</text:a></text:p>
          </table:table-cell>
          <table:table-cell table:style-name="Table2.B2" office:value-type="string">
            <text:p text:style-name="Method_20_Table_20_Description">Get associative array of class keys and classes.</text:p>
          </table:table-cell>
        </table:table-row>
        <table:table-row>
          <table:table-cell table:style-name="Table2.A2" office:value-type="string">
            <text:p text:style-name="P14"><text:a xlink:type="simple" xlink:href="#availiableKeys">availableKeys</text:a></text:p>
          </table:table-cell>
          <table:table-cell table:style-name="Table2.B2" office:value-type="string">
            <text:p text:style-name="Method_20_Table_20_Description">Get array of keys from availableClasses</text:p>
          </table:table-cell>
        </table:table-row>
        <table:table-row>
          <table:table-cell table:style-name="Table2.A2" office:value-type="string">
            <text:p text:style-name="P14"><text:a xlink:type="simple" xlink:href="#classAvailable">classAvailable</text:a></text:p>
          </table:table-cell>
          <table:table-cell table:style-name="Table2.B2" office:value-type="string">
            <text:p text:style-name="Method_20_Table_20_Description">Check for class name available.</text:p>
          </table:table-cell>
        </table:table-row>
        <table:table-row>
          <table:table-cell table:style-name="Table2.A2" office:value-type="string">
            <text:p text:style-name="P14"><text:a xlink:type="simple" xlink:href="#availableClassName">availableClassName</text:a></text:p>
          </table:table-cell>
          <table:table-cell table:style-name="Table2.B2" office:value-type="string">
            <text:p text:style-name="Method_20_Table_20_Description">Get class name from class key.</text:p>
          </table:table-cell>
        </table:table-row>
        <table:table-row>
          <table:table-cell table:style-name="Table2.A2" office:value-type="string">
            <text:p text:style-name="P14"><text:a xlink:type="simple" xlink:href="#classNameAvailable">classNameAvailable</text:a></text:p>
          </table:table-cell>
          <table:table-cell table:style-name="Table2.B2" office:value-type="string">
            <text:p text:style-name="Method_20_Table_20_Description">Check if requested class name is available.</text:p>
          </table:table-cell>
        </table:table-row>
        <table:table-row>
          <table:table-cell table:style-name="Table2.A2" office:value-type="string">
            <text:p text:style-name="P14"><text:a xlink:type="simple" xlink:href="#clearClass">clearClass</text:a></text:p>
          </table:table-cell>
          <table:table-cell table:style-name="Table2.B2" office:value-type="string">
            <text:p text:style-name="Method_20_Table_20_Description">Clear the class vector.</text:p>
          </table:table-cell>
        </table:table-row>
        <table:table-row>
          <table:table-cell table:style-name="Table2.A2" office:value-type="string">
            <text:p text:style-name="P14"><text:a xlink:type="simple" xlink:href="#addClasses">addClasses</text:a></text:p>
          </table:table-cell>
          <table:table-cell table:style-name="Table2.B2" office:value-type="string">
            <text:p text:style-name="Method_20_Table_20_Description">Add new class names from associative class.</text:p>
          </table:table-cell>
        </table:table-row>
        <table:table-row>
          <table:table-cell table:style-name="Table2.A2" office:value-type="string">
            <text:p text:style-name="P14"><text:a xlink:type="simple" xlink:href="#newClasses">newClasses</text:a></text:p>
          </table:table-cell>
          <table:table-cell table:style-name="Table2.B2" office:value-type="string">
            <text:p text:style-name="Method_20_Table_20_Description">Replace existing class name from new class names array.</text:p>
          </table:table-cell>
        </table:table-row>
        <table:table-row>
          <table:table-cell table:style-name="Table2.A2" office:value-type="string">
            <text:p text:style-name="P14"><text:a xlink:type="simple" xlink:href="#clearClasses">clearClasses</text:a></text:p>
          </table:table-cell>
          <table:table-cell table:style-name="Table2.B2" office:value-type="string">
            <text:p text:style-name="Method_20_Table_20_Description">Replace current class names with an empty array.</text:p>
          </table:table-cell>
        </table:table-row>
        <table:table-row>
          <table:table-cell table:style-name="Table2.A2" office:value-type="string">
            <text:p text:style-name="P14">instantiate</text:p>
          </table:table-cell>
          <table:table-cell table:style-name="Table2.B2" office:value-type="string">
            <text:p text:style-name="P10">Instantiate the requested class with arguments</text:p>
          </table:table-cell>
        </table:table-row>
        <table:table-row>
          <table:table-cell table:style-name="Table2.A2" office:value-type="string">
            <text:p text:style-name="P14">instantiateArgs</text:p>
          </table:table-cell>
          <table:table-cell table:style-name="Table2.B2" office:value-type="string">
            <text:p text:style-name="P10">Instantiate the requested class with arguments</text:p>
          </table:table-cell>
        </table:table-row>
        <table:table-row>
          <table:table-cell table:style-name="Table2.A2" office:value-type="string">
            <text:p text:style-name="P14">classInstance</text:p>
          </table:table-cell>
          <table:table-cell table:style-name="Table2.B2" office:value-type="string">
            <text:p text:style-name="P10">Return the instance object of <text:span text:style-name="Class_20_Variables">$className</text:span></text:p>
          </table:table-cell>
        </table:table-row>
      </table:table>
      <text:p text:style-name="Standard"/>
      <text:p text:style-name="Method_20_Body"/>
      <text:h text:style-name="P17" text:outline-level="5"><text:bookmark-start text:name="constructFactory"/>constructFactory<text:bookmark-end text:name="constructFactory"/></text:h>
      <text:p text:style-name="Method_20_Body"/>
      <text:p text:style-name="Method_20_Body">Create an instance of the class factory.</text:p>
      <text:p text:style-name="Method_20_Body"/>
      <text:p text:style-name="P7">/**</text:p>
      <text:p text:style-name="P7"><text:s/>* constructFactory</text:p>
      <text:p text:style-name="P7"><text:s/>*</text:p>
      <text:p text:style-name="P7"><text:s/>* create an instance of the factory class</text:p>
      <text:p text:style-name="P7"><text:s/>* <text:span text:style-name="T4">@param</text:span> array $addClasses = (optional) array containing class definitions</text:p>
      <text:p text:style-name="P7"><text:s/>* <text:span text:style-name="T4">@return</text:span> Factory instance</text:p>
      <text:p text:style-name="P7"><text:s/>*/</text:p>
      <text:p text:style-name="P7">public static function constructFactory($addClasses=array())</text:p>
      <text:p text:style-name="P7">{</text:p>
      <text:p text:style-name="P7"><text:tab/>if (! self::$me)</text:p>
      <text:p text:style-name="P7"><text:tab/>{</text:p>
      <text:p text:style-name="P7"><text:tab/><text:tab/>self::$me = new Factory($addClasses);</text:p>
      <text:p text:style-name="P7"><text:tab/>}</text:p>
      <text:p text:style-name="P7"/>
      <text:p text:style-name="P7"><text:tab/>return self::$me;</text:p>
      <text:p text:style-name="P7">}</text:p>
      <text:p text:style-name="Method_20_Body"/>
      <text:p text:style-name="Method_20_Body">The <text:span text:style-name="Class_20_Variables">constructFactory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Parameter</text:p>
          </table:table-cell>
          <table:table-cell table:style-name="Table6.B1" office:value-type="string">
            <text:p text:style-name="P11">Description</text:p>
          </table:table-cell>
        </table:table-row>
        <table:table-row>
          <table:table-cell table:style-name="Table6.A2" office:value-type="string">
            <text:p text:style-name="P14">$addClasses</text:p>
          </table:table-cell>
          <table:table-cell table:style-name="Table6.B2" office:value-type="string">
            <text:p text:style-name="P19">An array containing additional classes to add to the factory.</text:p>
          </table:table-cell>
        </table:table-row>
      </table:table>
      <text:p text:style-name="Method_20_Body"/>
      <text:p text:style-name="Method_20_Body">If the <text:span text:style-name="Class_20_Variables">$me</text:span> static class variable is null, a new <text:span text:style-name="Class_20_Variables">Factory</text:span> class instance is created and the object reference is assigned to the <text:span text:style-name="Class_20_Variables">$me</text:span> static class variable.</text:p>
      <text:p text:style-name="Method_20_Body"/>
      <text:p text:style-name="Method_20_Body">The static class variable <text:span text:style-name="Class_20_Variables">$me</text:span> is returned.</text:p>
      <text:p text:style-name="Method_20_Body"/>
      <text:p text:style-name="Method_20_Body"/>
      <text:h text:style-name="P17" text:outline-level="5"><text:bookmark-start text:name="destructFactory"/>destructFactory<text:bookmark-end text:name="destructFactory"/></text:h>
      <text:p text:style-name="Method_20_Body"/>
      <text:p text:style-name="Method_20_Body">Destroy the current class instance in <text:span text:style-name="Class_20_Variables">$me</text:span>.</text:p>
      <text:p text:style-name="Method_20_Body"/>
      <text:p text:style-name="P7">/**</text:p>
      <text:p text:style-name="P7"><text:s/>* destructFactory</text:p>
      <text:p text:style-name="P7"><text:s/>*</text:p>
      <text:p text:style-name="P7"><text:s/>* destroy this instance of the factory class</text:p>
      <text:p text:style-name="P7"><text:s/>*/</text:p>
      <text:p text:style-name="P7">public static function destructFactory()</text:p>
      <text:p text:style-name="P7">{</text:p>
      <text:p text:style-name="P7"><text:tab/>if (self::$me)</text:p>
      <text:p text:style-name="P7"><text:tab/>{</text:p>
      <text:p text:style-name="P7"><text:tab/><text:tab/>self::$me = null;</text:p>
      <text:p text:style-name="P7"><text:tab/>}</text:p>
      <text:p text:style-name="P7"/>
      <text:p text:style-name="P7">}</text:p>
      <text:p text:style-name="Method_20_Body"/>
      <text:p text:style-name="Method_20_Body">If the <text:span text:style-name="Class_20_Variables">$me</text:span> static class variable is set, it is set to null.</text:p>
      <text:p text:style-name="Method_20_Body"/>
      <text:p text:style-name="Method_20_Body"/>
      <text:h text:style-name="P17" text:outline-level="5"><text:bookmark-start text:name="instantiateClass"/>instantiateClass<text:bookmark-end text:name="instantiateClass"/></text:h>
      <text:p text:style-name="Method_20_Body"/>
      <text:p text:style-name="Method_20_Body">Selects the proper class and instantiates it.</text:p>
      <text:p text:style-name="Method_20_Body"/>
      <text:p text:style-name="P7">/**</text:p>
      <text:p text:style-name="P7"><text:s/>* instantiateClass.</text:p>
      <text:p text:style-name="P7"><text:s/>*</text:p>
      <text:p text:style-name="P7"><text:s/>* This class factory function selects the proper class and instantiates it.</text:p>
      <text:p text:style-name="P7"><text:s/>* <text:span text:style-name="T4">@param</text:span> string $key = (optional) class key (default = fileobject)</text:p>
      <text:p text:style-name="P7"><text:s/>* <text:span text:style-name="T4">@return</text:span> object $class = current class object instance.</text:p>
      <text:p text:style-name="P7"><text:s/>* <text:span text:style-name="T4">@throws</text:span> \Library\Stream\Exception</text:p>
      <text:p text:style-name="P7"><text:s/>*/</text:p>
      <text:p text:style-name="P7">public static function instantiateClass($key='fileobject')</text:p>
      <text:p text:style-name="P7">{</text:p>
      <text:p text:style-name="P7"><text:tab/>$me = self::constructFactory();</text:p>
      <text:p text:style-name="P7"/>
      <text:p text:style-name="P7"><text:tab/>if (func_num_args() == 0)</text:p>
      <text:p text:style-name="P7"><text:tab/>{</text:p>
      <text:p text:style-name="P7"><text:tab/><text:tab/>throw new</text:p>
      <text:p text:style-name="P7"><text:tab/><text:tab/> <text:s text:c="3"/>\Library\Stream\Exception(\Library\Error::code('MissingClassName'));</text:p>
      <text:p text:style-name="P7"><text:s text:c="2"/><text:tab/>}</text:p>
      <text:p text:style-name="P7"/>
      <text:p text:style-name="P7"><text:s text:c="2"/><text:tab/>$args = func_get_args();</text:p>
      <text:p text:style-name="P7"><text:tab/>try</text:p>
      <text:p text:style-name="P7"><text:tab/>{</text:p>
      <text:p text:style-name="P7"><text:tab/><text:tab/>return $me-&gt;instantiateArgs($args);</text:p>
      <text:p text:style-name="P7"><text:tab/>}</text:p>
      <text:p text:style-name="P7"><text:tab/>catch(\Library\Factory\Exception $exception)</text:p>
      <text:p text:style-name="P7"><text:tab/>{</text:p>
      <text:p text:style-name="P7"><text:s text:c="2"/><text:tab/><text:tab/>throw new \Library\Stream\Exception($exception-&gt;getMessage(), </text:p>
      <text:p text:style-name="P7"><text:tab/><text:tab/><text:tab/><text:tab/><text:tab/><text:tab/><text:tab/> <text:s text:c="2"/>$exception-&gt;getCode());</text:p>
      <text:p text:style-name="P7"><text:tab/>}</text:p>
      <text:p text:style-name="P7"/>
      <text:p text:style-name="P7"><text:tab/>$this-&gt;valid = true;</text:p>
      <text:p text:style-name="P7"><text:s/>}</text:p>
      <text:p text:style-name="Method_20_Body"/>
      <text:p text:style-name="Method_20_Body">The <text:span text:style-name="Class_20_Variables">instantiateClass</text:span>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Parameter</text:p>
          </table:table-cell>
          <table:table-cell table:style-name="Table7.B1" office:value-type="string">
            <text:p text:style-name="P11">Description</text:p>
          </table:table-cell>
        </table:table-row>
        <table:table-row>
          <table:table-cell table:style-name="Table7.A2" office:value-type="string">
            <text:p text:style-name="P14">$key</text:p>
          </table:table-cell>
          <table:table-cell table:style-name="Table7.B2" office:value-type="string">
            <text:p text:style-name="P19">The class key, default = '<text:span text:style-name="Class_20_Variables">fileobject</text:span>'.</text:p>
          </table:table-cell>
        </table:table-row>
      </table:table>
      <text:p text:style-name="Method_20_Body"/>
      <text:p text:style-name="Method_20_Body">The <text:span text:style-name="Class_20_Variables">constructFactory</text:span> static method is called to get a copy of the class instance to the <text:span text:style-name="Class_20_Variables">$me</text:span> class method.</text:p>
      <text:p text:style-name="Method_20_Body"/>
      <text:p text:style-name="Method_20_Body">If the number of arguments passed to the <text:span text:style-name="Class_20_Variables">instantiateClass</text:span> is 0, a <text:span text:style-name="Class_20_Variables">Stream\Exception</text:span> exception is thrown.</text:p>
      <text:p text:style-name="Method_20_Body"/>
      <text:p text:style-name="Method_20_Body">The arguments passed to the <text:span text:style-name="Class_20_Variables">instantiateClass</text:span> method are passed to the <text:span text:style-name="Class_20_Variables">Factory::instantiateArgs</text:span> method for processing.</text:p>
      <text:p text:style-name="Method_20_Body"/>
      <text:p text:style-name="Method_20_Body">The <text:span text:style-name="Class_20_Variables">$valid</text:span> class variable is set to <text:span text:style-name="T4">true</text:span>.</text:p>
      <text:p text:style-name="Method_20_Body"/>
      <text:p text:style-name="Method_20_Body"/>
      <text:h text:style-name="P17" text:outline-level="5"><text:bookmark-start text:name="isValid"/>isValid<text:bookmark-end text:name="isValid"/></text:h>
      <text:p text:style-name="Method_20_Body"/>
      <text:p text:style-name="Method_20_Body">Returns the state of the validity flag. <text:s/>True = valid, false = invalid.</text:p>
      <text:p text:style-name="Method_20_Body"/>
      <text:p text:style-name="P7">/**</text:p>
      <text:p text:style-name="P7"><text:s/>* isValid</text:p>
      <text:p text:style-name="P7"><text:s/>*</text:p>
      <text:p text:style-name="P7"><text:s/>* Query the validity flag, returns true if it is valid</text:p>
      <text:p text:style-name="P7"><text:s/>* <text:span text:style-name="T4">@return</text:span> boolean $valid</text:p>
      <text:p text:style-name="P7"><text:s/>*/</text:p>
      <text:p text:style-name="P7">public function isValid()</text:p>
      <text:p text:style-name="P7">{</text:p>
      <text:p text:style-name="P7"><text:tab/>return $this-&gt;valid;</text:p>
      <text:p text:style-name="P7">}</text:p>
      <text:p text:style-name="Method_20_Body"/>
      <text:p text:style-name="Method_20_Body"/>
      <text:h text:style-name="P16" text:outline-level="3">Source Listing</text:h>
      <text:p text:style-name="Coding_20_Body"/>
      <text:p text:style-name="P8">&lt;?php</text:p>
      <text:p text:style-name="P8">namespace Library\Stream;</text:p>
      <text:p text:style-name="P8"/>
      <text:p text:style-name="P8">/*</text:p>
      <text:p text:style-name="P8"><text:s/>* <text:tab/>Stream\Factory is copyright © 2012. EarthWalk Software.</text:p>
      <text:p text:style-name="P8"><text:s/>* <text:tab/>Licensed under the Academic Free License version 3.0.</text:p>
      <text:p text:style-name="P8"><text:s/>* <text:tab/>Refer to the file named License provided with the source,</text:p>
      <text:p text:style-name="Code_20_Listing"><text:s/><text:span text:style-name="T7">* <text:tab/> <text:s text:c="2"/>or from http://opensource.org/licenses/academic.php</text:span></text:p>
      <text:p text:style-name="P8"><text:s/>*/</text:p>
      <text:p text:style-name="P8">/**</text:p>
      <text:p text:style-name="P8"><text:s/>* Stream\Factory.</text:p>
      <text:p text:style-name="P8"><text:s/>*</text:p>
      <text:p text:style-name="P8"><text:s/>* Stream\Factory class.</text:p>
      <text:p text:style-name="P8"><text:s/>* <text:span text:style-name="T4">@author</text:span> Jay Wheeler.</text:p>
      <text:p text:style-name="P8"><text:s/>* <text:span text:style-name="T4">@version</text:span> 1.0</text:p>
      <text:p text:style-name="P8"><text:s/>* <text:span text:style-name="T4">@copyright</text:span> © 2012. EarthWalk Software.</text:p>
      <text:p text:style-name="P8"><text:s/>* <text:span text:style-name="T4">@license</text:span> Licensed under the Academic Free License version 3.0.</text:p>
      <text:p text:style-name="P8"><text:s/>* <text:span text:style-name="T4">@package</text:span> Library</text:p>
      <text:p text:style-name="P8"><text:s/>* <text:span text:style-name="T4">@subpackage</text:span> Stream.</text:p>
      <text:p text:style-name="P8"><text:s/>*/</text:p>
      <text:p text:style-name="P8">class Factory extends \Library\Factory</text:p>
      <text:p text:style-name="P8">{</text:p>
      <text:p text:style-name="P8"><text:tab/>/**</text:p>
      <text:p text:style-name="P8"><text:tab/> * valid</text:p>
      <text:p text:style-name="P8"><text:tab/> *</text:p>
      <text:p text:style-name="P8"><text:tab/> * Validity flag</text:p>
      <text:p text:style-name="P8"><text:tab/> * <text:span text:style-name="T4">@var</text:span> boolean $valid</text:p>
      <text:p text:style-name="P8"><text:tab/> */</text:p>
      <text:p text:style-name="P8"><text:tab/>private $valid;</text:p>
      <text:p text:style-name="P8"/>
      <text:p text:style-name="P8"><text:tab/>/**</text:p>
      <text:p text:style-name="P8"><text:tab/> * newClasses</text:p>
      <text:p text:style-name="P8"><text:tab/> *</text:p>
      <text:p text:style-name="P8"><text:tab/> * An array containing class name look-up table.</text:p>
      <text:p text:style-name="P8"><text:tab/> * <text:span text:style-name="T4">@var</text:span> array $newClasses</text:p>
      <text:p text:style-name="P8"><text:tab/> */</text:p>
      <text:p text:style-name="Method_20_Code_20_Listing"><text:span text:style-name="T7"><text:tab/>protected $newClasses = array(</text:span><text:span text:style-name="T8">'fileobject' =&gt; 'Library\Stream\FileStream'</text:span><text:span text:style-name="T7">,</text:span></text:p>
      <text:p text:style-name="P8"><text:tab/><text:tab/><text:tab/><text:tab/><text:tab/><text:tab/> );</text:p>
      <text:p text:style-name="P8"/>
      <text:p text:style-name="P8"><text:tab/>/**</text:p>
      <text:p text:style-name="P8"><text:tab/> * me</text:p>
      <text:p text:style-name="P8"><text:tab/> *</text:p>
      <text:p text:style-name="P8"><text:tab/> * Current class instance - if used, will be a singleton object</text:p>
      <text:p text:style-name="P8"><text:tab/> * <text:span text:style-name="T4">@var</text:span> object $me</text:p>
      <text:p text:style-name="P8"><text:tab/> */</text:p>
      <text:p text:style-name="P8"><text:tab/>private static $me = null;</text:p>
      <text:p text:style-name="P8"/>
      <text:p text:style-name="P2"><text:tab/>/**</text:p>
      <text:p text:style-name="P8"><text:tab/> * __construct</text:p>
      <text:p text:style-name="P8"><text:tab/> *</text:p>
      <text:p text:style-name="P8"><text:tab/> * Class constructor</text:p>
      <text:p text:style-name="P9"><text:tab/> * <text:span text:style-name="T4">@param</text:span> array $addClasses = (optional) additional classes to add to the </text:p>
      <text:p text:style-name="P9"><text:tab/> *<text:tab/><text:tab/><text:tab/><text:tab/><text:tab/><text:tab/> <text:s/>$classes array</text:p>
      <text:p text:style-name="P8"><text:tab/> */</text:p>
      <text:p text:style-name="P8"><text:tab/>public function __construct($addClasses=array())</text:p>
      <text:p text:style-name="P8"><text:tab/>{</text:p>
      <text:p text:style-name="P8"><text:tab/><text:tab/>parent::__construct(array_merge($this-&gt;newClasses, $addClasses));</text:p>
      <text:p text:style-name="P8"><text:tab/><text:tab/>$this-&gt;valid = false;</text:p>
      <text:p text:style-name="P8"><text:tab/>}</text:p>
      <text:p text:style-name="P8"/>
      <text:p text:style-name="P8"><text:tab/>/**</text:p>
      <text:p text:style-name="P8"><text:tab/> * __destruct</text:p>
      <text:p text:style-name="P8"><text:tab/> *</text:p>
      <text:p text:style-name="P8"><text:tab/> * Class destructor</text:p>
      <text:p text:style-name="P8"><text:tab/> * <text:span text:style-name="T4">@return</text:span> null</text:p>
      <text:p text:style-name="P8"><text:tab/> */</text:p>
      <text:p text:style-name="P8"><text:tab/>public function __destruct()</text:p>
      <text:p text:style-name="P8"><text:tab/>{</text:p>
      <text:p text:style-name="P8"><text:tab/><text:tab/>parent::__destruct();</text:p>
      <text:p text:style-name="P8"><text:tab/>}</text:p>
      <text:p text:style-name="P8"/>
      <text:p text:style-name="P8"><text:tab/>/**</text:p>
      <text:p text:style-name="P8"><text:tab/> * constructFactory</text:p>
      <text:p text:style-name="P8"><text:tab/> *</text:p>
      <text:p text:style-name="P8"><text:tab/> * create an instance of the factory class</text:p>
      <text:p text:style-name="P8"><text:tab/> * <text:span text:style-name="T4">@param</text:span> array $addClasses = (optional) array containing class definitions</text:p>
      <text:p text:style-name="P8"><text:tab/> * <text:span text:style-name="T4">@return</text:span> Factory instance</text:p>
      <text:p text:style-name="P8"><text:tab/> */</text:p>
      <text:p text:style-name="P8"><text:tab/>public static function constructFactory($addClasses=array())</text:p>
      <text:p text:style-name="P8"><text:tab/>{</text:p>
      <text:p text:style-name="P8"><text:tab/><text:tab/>if (! self::$me)</text:p>
      <text:p text:style-name="P8"><text:tab/><text:tab/>{</text:p>
      <text:p text:style-name="P8"><text:tab/><text:tab/><text:tab/>self::$me = new Factory($addClasses);</text:p>
      <text:p text:style-name="P8"><text:tab/><text:tab/>}</text:p>
      <text:p text:style-name="P8"/>
      <text:p text:style-name="P8"><text:tab/><text:tab/>return self::$me;</text:p>
      <text:p text:style-name="P8"><text:tab/>}</text:p>
      <text:p text:style-name="P8"/>
      <text:p text:style-name="P8"><text:tab/>/**</text:p>
      <text:p text:style-name="P8"><text:tab/> * destructFactory</text:p>
      <text:p text:style-name="P8"><text:tab/> *</text:p>
      <text:p text:style-name="P8"><text:tab/> * destroy this instance of the factory class</text:p>
      <text:p text:style-name="P8"><text:tab/> * <text:span text:style-name="T4">@return</text:span> null</text:p>
      <text:p text:style-name="P8"><text:tab/> */</text:p>
      <text:p text:style-name="P8"><text:tab/>public static function destructFactory()</text:p>
      <text:p text:style-name="P8"><text:tab/>{</text:p>
      <text:p text:style-name="P8"><text:tab/><text:tab/>if (self::$me)</text:p>
      <text:p text:style-name="P8"><text:tab/><text:tab/>{</text:p>
      <text:p text:style-name="P8"><text:tab/><text:tab/><text:tab/>self::$me = null;</text:p>
      <text:p text:style-name="P8"><text:tab/><text:tab/>}</text:p>
      <text:p text:style-name="P8"/>
      <text:p text:style-name="P8"><text:tab/>}</text:p>
      <text:p text:style-name="P8"/>
      <text:p text:style-name="P2"><text:tab/>/**</text:p>
      <text:p text:style-name="P8"><text:s text:c="2"/><text:tab/> * instantiateClass.</text:p>
      <text:p text:style-name="P8"><text:s text:c="2"/><text:tab/> *</text:p>
      <text:p text:style-name="P8"><text:s text:c="2"/><text:tab/> * This class factory function selects the proper class and instantiates it.</text:p>
      <text:p text:style-name="P8"><text:s text:c="2"/><text:tab/> * <text:span text:style-name="T4">@param</text:span> string $key = (optional) class key (default = fileobject)</text:p>
      <text:p text:style-name="P8"><text:s text:c="2"/><text:tab/> * <text:span text:style-name="T4">@return</text:span> object $class = current class object instance.</text:p>
      <text:p text:style-name="P8"><text:tab/> * <text:span text:style-name="T4">@throws</text:span> \Library\Stream\Exception, \Library\FileIO\Exception</text:p>
      <text:p text:style-name="P8"><text:s text:c="2"/><text:tab/> */</text:p>
      <text:p text:style-name="P8"><text:s text:c="2"/><text:tab/>public static function instantiateClass($key='fileobject')</text:p>
      <text:p text:style-name="P8"><text:s text:c="2"/><text:tab/>{</text:p>
      <text:p text:style-name="P8"><text:s text:c="2"/><text:tab/><text:tab/>$me = self::constructFactory();</text:p>
      <text:p text:style-name="P8"/>
      <text:p text:style-name="P8"><text:s text:c="2"/><text:tab/><text:tab/>if (func_num_args() == 0)</text:p>
      <text:p text:style-name="P8"><text:s text:c="2"/><text:tab/><text:tab/>{</text:p>
      <text:p text:style-name="P8"><text:s text:c="2"/><text:tab/><text:tab/><text:tab/>throw new \Library\Stream\Exception</text:p>
      <text:p text:style-name="P8"><text:tab/><text:tab/><text:tab/><text:tab/><text:tab/><text:tab/>(\Library\Error::code('MissingClassName'));</text:p>
      <text:p text:style-name="P8"><text:s text:c="2"/><text:tab/><text:tab/>}</text:p>
      <text:p text:style-name="P8"/>
      <text:p text:style-name="P8"><text:s text:c="2"/><text:tab/><text:tab/>$args = func_get_args();</text:p>
      <text:p text:style-name="P8"/>
      <text:p text:style-name="P8"><text:tab/><text:tab/>$instance = $me-&gt;instantiateArgs($args);</text:p>
      <text:p text:style-name="P8"><text:tab/><text:tab/>$me-&gt;valid = true;</text:p>
      <text:p text:style-name="P8"/>
      <text:p text:style-name="P8"><text:tab/><text:tab/>return $instance;</text:p>
      <text:p text:style-name="P8"><text:s text:c="2"/><text:tab/>}</text:p>
      <text:p text:style-name="P8"/>
      <text:p text:style-name="P8"><text:s text:c="2"/><text:tab/>/**</text:p>
      <text:p text:style-name="P8"><text:s text:c="2"/><text:tab/> * isValid</text:p>
      <text:p text:style-name="P8"><text:s text:c="2"/><text:tab/> *</text:p>
      <text:p text:style-name="P8"><text:s text:c="2"/><text:tab/> * Query the validity flag, returns true if it is valid</text:p>
      <text:p text:style-name="P8"><text:s text:c="2"/><text:tab/> * <text:span text:style-name="T4">@return</text:span> boolean $valid</text:p>
      <text:p text:style-name="P8"><text:s text:c="2"/><text:tab/> */</text:p>
      <text:p text:style-name="P8"><text:tab/>public function isValid()</text:p>
      <text:p text:style-name="P8"><text:tab/>{</text:p>
      <text:p text:style-name="P8"><text:tab/><text:tab/>return $this-&gt;valid;</text:p>
      <text:p text:style-name="P8"><text:tab/>}</text:p>
      <text:p text:style-name="P8"/>
      <text:p text:style-name="P8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Stream\Factory<text:tab/><text:tab/><text:tab/><text:tab/><text:page-number text:select-page="current">9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02H23M06S</meta:editing-duration>
    <meta:editing-cycles>21</meta:editing-cycles>
    <meta:generator>OpenOffice.org/3.2$Linux OpenOffice.org_project/320m12$Build-9483</meta:generator>
    <meta:initial-creator>Jay Wheeler</meta:initial-creator>
    <dc:date>2012-07-04T13:52:42</dc:date>
    <dc:creator>Jay Wheeler</dc:creator>
    <meta:document-statistic meta:table-count="8" meta:image-count="0" meta:object-count="0" meta:page-count="10" meta:paragraph-count="303" meta:word-count="1090" meta:character-count="7776"/>
    <meta:template xlink:type="simple" xlink:actuate="onRequest" xlink:title="ClassDefault" xlink:href="../ClassDefault.ott" meta:date="2012-06-12T12:20:04"/>
  </office:meta>
</office:document-meta>
</file>